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91.74mm"/>
    </style:style>
    <style:style style:name="co3" style:family="table-column">
      <style:table-column-properties fo:break-before="auto" style:column-width="18.7mm"/>
    </style:style>
    <style:style style:name="co4" style:family="table-column">
      <style:table-column-properties fo:break-before="auto" style:column-width="22.23mm"/>
    </style:style>
    <style:style style:name="co5" style:family="table-column">
      <style:table-column-properties fo:break-before="auto" style:column-width="32.46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46.57mm"/>
    </style:style>
    <style:style style:name="co8" style:family="table-column">
      <style:table-column-properties fo:break-before="auto" style:column-width="45.1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2" style:family="table" style:master-page-name="PageStyle_5f_List3">
      <style:table-properties table:display="true" style:writing-mode="lr-tb"/>
    </style:style>
    <style:style style:name="ta3" style:family="table" style:master-page-name="PageStyle_5f_List2">
      <style:table-properties table:display="true" style:writing-mode="lr-tb"/>
    </style:style>
    <style:style style:name="ce87" style:family="table-cell" style:parent-style-name="Default">
      <style:table-cell-properties style:rotation-align="none"/>
    </style:style>
    <style:style style:name="ce88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2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97" style:family="table-cell" style:parent-style-name="Normální_20_3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99" style:family="table-cell" style:parent-style-name="Normální_20_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0" style:family="table-cell" style:parent-style-name="Normální_20_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1" style:family="table-cell" style:parent-style-name="Normální_20_3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2" style:family="table-cell" style:parent-style-name="Normální_20_3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3" style:family="table-cell" style:parent-style-name="Normální_20_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4" style:family="table-cell" style:parent-style-name="Normální_20_4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5" style:family="table-cell" style:parent-style-name="Normální_20_4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6" style:family="table-cell" style:parent-style-name="Normální_20_4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7" style:family="table-cell" style:parent-style-name="Normální_20_4">
      <style:table-cell-properties fo:border-bottom="none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8" style:family="table-cell" style:parent-style-name="Normální_20_4">
      <style:table-cell-properties fo:background-color="#c4bd9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09" style:family="table-cell" style:parent-style-name="Normální_20_4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0" style:family="table-cell" style:parent-style-name="Normální_20_4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1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2" style:family="table-cell" style:parent-style-name="Normální_20_3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Normální_20_3" style:data-style-name="N111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4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5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6" style:family="table-cell" style:parent-style-name="Normální_20_4" style:data-style-name="N111">
      <style:table-cell-properties fo:background-color="#ddd9c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7" style:family="table-cell" style:parent-style-name="Normální_20_4" style:data-style-name="N111">
      <style:table-cell-properties fo:background-color="#e6b9b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8" style:family="table-cell" style:parent-style-name="Normální_20_4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9" style:family="table-cell" style:parent-style-name="Normální_20_4" style:data-style-name="N111">
      <style:table-cell-properties fo:border-bottom="none" fo:background-color="#c4bd9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0" style:family="table-cell" style:parent-style-name="Normální_20_4" style:data-style-name="N111">
      <style:table-cell-properties fo:background-color="#c4bd9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1" style:family="table-cell" style:parent-style-name="Normální_20_4" style:data-style-name="N111">
      <style:table-cell-properties fo:background-color="#8eb4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2" style:family="table-cell" style:parent-style-name="Normální_20_4" style:data-style-name="N111">
      <style:table-cell-properties fo:border-bottom="1.76pt solid #000000" fo:background-color="#8eb4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3" style:family="table-cell" style:parent-style-name="Normální_20_3">
      <style:table-cell-properties fo:border-bottom="none" fo:background-color="#c4bd9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4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5" style:family="table-cell" style:parent-style-name="Normální_20_3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6" style:family="table-cell" style:parent-style-name="Normální_20_3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7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8" style:family="table-cell" style:parent-style-name="Normální_20_4" style:data-style-name="N111">
      <style:table-cell-properties fo:border-bottom="none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29" style:family="table-cell" style:parent-style-name="Normální_20_4" style:data-style-name="N111">
      <style:table-cell-properties fo:border-bottom="1.76pt solid #000000" fo:background-color="#ddd9c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2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87"/>
          <table:table-cell table:style-name="ce87" office:value-type="string" calcext:value-type="string">
            <text:p>Skála 75, Havlíčkův Brod </text:p>
          </table:table-cell>
          <table:table-cell table:style-name="ce87" table:number-columns-repeated="7"/>
          <table:table-cell table:number-columns-repeated="1015"/>
        </table:table-row>
        <table:table-row table:style-name="ro1">
          <table:table-cell table:style-name="ce87"/>
          <table:table-cell table:style-name="ce87" office:value-type="string" calcext:value-type="string">
            <text:p>Začátek expozice: 23.5.2019 <text:s text:c="2"/>12:00-14:45</text:p>
          </table:table-cell>
          <table:table-cell table:style-name="ce87" table:number-columns-repeated="7"/>
          <table:table-cell table:number-columns-repeated="1015"/>
        </table:table-row>
        <table:table-row table:style-name="ro1">
          <table:table-cell table:style-name="ce87"/>
          <table:table-cell table:style-name="ce87" office:value-type="string" calcext:value-type="string">
            <text:p>konec expozice: 5.6.2019 <text:s text:c="2"/>10:45</text:p>
          </table:table-cell>
          <table:table-cell table:style-name="ce92" table:number-columns-repeated="3"/>
          <table:table-cell table:style-name="ce97"/>
          <table:table-cell table:style-name="ce92" table:number-columns-repeated="3"/>
          <table:table-cell table:number-columns-repeated="1015"/>
        </table:table-row>
        <table:table-row table:style-name="ro2">
          <table:table-cell table:style-name="ce87"/>
          <table:table-cell table:style-name="ce88" office:value-type="string" calcext:value-type="string">
            <text:p>Název místnosti</text:p>
          </table:table-cell>
          <table:table-cell table:style-name="ce93" office:value-type="string" calcext:value-type="string">
            <text:p>Podlaží</text:p>
          </table:table-cell>
          <table:table-cell table:style-name="ce93" office:value-type="string" calcext:value-type="string">
            <text:p>Číslo ST</text:p>
          </table:table-cell>
          <table:table-cell table:style-name="ce93" office:value-type="string" calcext:value-type="string">
            <text:p>Číslo Labsys</text:p>
          </table:table-cell>
          <table:table-cell table:style-name="ce98" office:value-type="string" calcext:value-type="string">
            <text:p>Typ vyvíječe</text:p>
          </table:table-cell>
          <table:table-cell table:style-name="ce98" office:value-type="string" calcext:value-type="string">
            <text:p>Amount</text:p>
            <text:p>[ng/tube]</text:p>
          </table:table-cell>
          <table:table-cell table:style-name="ce123" office:value-type="string" calcext:value-type="string">
            <text:p>nejistota [ng/tube]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Sklep</text:p>
          </table:table-cell>
          <table:table-cell table:style-name="ce94" office:value-type="float" office:value="-1" calcext:value-type="float">
            <text:p>-1</text:p>
          </table:table-cell>
          <table:table-cell table:style-name="ce94" office:value-type="float" office:value="287712" calcext:value-type="float">
            <text:p>287712</text:p>
          </table:table-cell>
          <table:table-cell table:style-name="ce94" office:value-type="string" calcext:value-type="string">
            <text:p>2047/2019</text:p>
          </table:table-cell>
          <table:table-cell table:style-name="ce99" office:value-type="string" calcext:value-type="string">
            <text:p>MCH</text:p>
          </table:table-cell>
          <table:table-cell table:style-name="ce111" office:value-type="float" office:value="30.76215" calcext:value-type="float">
            <text:p>30,8</text:p>
          </table:table-cell>
          <table:table-cell table:style-name="ce124" office:value-type="float" office:value="2.7685935" calcext:value-type="float">
            <text:p>2,8</text:p>
          </table:table-cell>
          <table:table-cell table:style-name="ce87"/>
          <table:table-cell table:formula="of:=SUM([.G5];[.G11])" office:value-type="float" office:value="72.04204" calcext:value-type="float">
            <text:p>72,04204</text:p>
          </table:table-cell>
          <table:table-cell table:formula="of:=SQRT([.H5]^2+[.H11]^2)" office:value-type="float" office:value="4.6333300602677" calcext:value-type="float">
            <text:p>4,6333300602677</text:p>
          </table:table-cell>
          <table:table-cell office:value-type="string" calcext:value-type="string">
            <text:p>suma sklep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0" office:value-type="string" calcext:value-type="string">
            <text:p>MDC</text:p>
          </table:table-cell>
          <table:table-cell table:style-name="ce112" office:value-type="float" office:value="29.50374" calcext:value-type="float">
            <text:p>29,5</text:p>
          </table:table-cell>
          <table:table-cell table:style-name="ce125" office:value-type="float" office:value="1.475187" calcext:value-type="float">
            <text:p>1,5</text:p>
          </table:table-cell>
          <table:table-cell table:style-name="ce87"/>
          <table:table-cell table:formula="of:=SUM([.G6];[.G12])" office:value-type="float" office:value="68.993295248" calcext:value-type="float">
            <text:p>68,993295248</text:p>
          </table:table-cell>
          <table:table-cell table:formula="of:=SQRT([.H6]^2+[.H12]^2)" office:value-type="float" office:value="2.46469858586828" calcext:value-type="float">
            <text:p>2,46469858586828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0" office:value-type="string" calcext:value-type="string">
            <text:p>TMH</text:p>
          </table:table-cell>
          <table:table-cell table:style-name="ce113" office:value-type="float" office:value="46.91988" calcext:value-type="float">
            <text:p>46,9</text:p>
          </table:table-cell>
          <table:table-cell table:style-name="ce125" office:value-type="float" office:value="9.8531748" calcext:value-type="float">
            <text:p>9,9</text:p>
          </table:table-cell>
          <table:table-cell table:style-name="ce87"/>
          <table:table-cell table:formula="of:=SUM([.G7];[.G13])" office:value-type="float" office:value="290.5243" calcext:value-type="float">
            <text:p>290,5243</text:p>
          </table:table-cell>
          <table:table-cell table:formula="of:=SQRT([.H7]^2+[.H13]^2)" office:value-type="float" office:value="52.097181847959" calcext:value-type="float">
            <text:p>52,097181847959</text:p>
          </table:table-cell>
          <table:table-cell table:number-columns-repeated="1013"/>
        </table:table-row>
        <table:table-row table:style-name="ro3">
          <table:table-cell table:style-name="ce87"/>
          <table:table-cell table:style-name="ce90"/>
          <table:table-cell table:style-name="ce95" table:number-columns-repeated="3"/>
          <table:table-cell table:style-name="ce100" office:value-type="string" calcext:value-type="string">
            <text:p>PCH</text:p>
          </table:table-cell>
          <table:table-cell table:style-name="ce112" office:value-type="float" office:value="10.08546256" calcext:value-type="float">
            <text:p>10,1</text:p>
          </table:table-cell>
          <table:table-cell table:style-name="ce125" office:value-type="float" office:value="0.504273128" calcext:value-type="float">
            <text:p>0,5</text:p>
          </table:table-cell>
          <table:table-cell table:style-name="ce87"/>
          <table:table-cell table:formula="of:=SUM([.G8];[.G14])" office:value-type="float" office:value="41.3773216" calcext:value-type="float">
            <text:p>41,3773216</text:p>
          </table:table-cell>
          <table:table-cell table:formula="of:=SQRT([.H8]^2+[.H14]^2)" office:value-type="float" office:value="4.72078927051988" calcext:value-type="float">
            <text:p>4,72078927051988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1" office:value-type="string" calcext:value-type="string">
            <text:p>TCE</text:p>
          </table:table-cell>
          <table:table-cell table:style-name="ce113" office:value-type="float" office:value="265.32031" calcext:value-type="float">
            <text:p>265,3</text:p>
          </table:table-cell>
          <table:table-cell table:style-name="ce125" office:value-type="float" office:value="26.532031" calcext:value-type="float">
            <text:p>26,5</text:p>
          </table:table-cell>
          <table:table-cell table:style-name="ce87"/>
          <table:table-cell table:formula="of:=SUM([.G9];[.G15])" office:value-type="float" office:value="383.68254" calcext:value-type="float">
            <text:p>383,68254</text:p>
          </table:table-cell>
          <table:table-cell table:formula="of:=SQRT([.H9]^2+[.H15]^2)" office:value-type="float" office:value="29.052449877604" calcext:value-type="float">
            <text:p>29,052449877604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2" office:value-type="string" calcext:value-type="string">
            <text:p>PCE</text:p>
          </table:table-cell>
          <table:table-cell table:style-name="ce114" office:value-type="float" office:value="0" calcext:value-type="float">
            <text:p>0,0</text:p>
          </table:table-cell>
          <table:table-cell table:style-name="ce126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formula="of:=SUM([.G10];[.G16])" office:value-type="float" office:value="0" calcext:value-type="float">
            <text:p>0</text:p>
          </table:table-cell>
          <table:table-cell table:formula="of:=SQRT([.H10]^2+[.H16]^2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89" office:value-type="string" calcext:value-type="string">
            <text:p>Sklep</text:p>
          </table:table-cell>
          <table:table-cell table:style-name="ce94" office:value-type="float" office:value="-1" calcext:value-type="float">
            <text:p>-1</text:p>
          </table:table-cell>
          <table:table-cell table:style-name="ce94" office:value-type="float" office:value="287711" calcext:value-type="float">
            <text:p>287711</text:p>
          </table:table-cell>
          <table:table-cell table:style-name="ce94" office:value-type="string" calcext:value-type="string">
            <text:p>2048/2019</text:p>
          </table:table-cell>
          <table:table-cell table:style-name="ce103" office:value-type="string" calcext:value-type="string">
            <text:p>MCH</text:p>
          </table:table-cell>
          <table:table-cell table:style-name="ce115" office:value-type="float" office:value="41.27989" calcext:value-type="float">
            <text:p>41,3</text:p>
          </table:table-cell>
          <table:table-cell table:style-name="ce124" office:value-type="float" office:value="3.7151901" calcext:value-type="float">
            <text:p>3,7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MDC</text:p>
          </table:table-cell>
          <table:table-cell table:style-name="ce116" office:value-type="float" office:value="39.489555248" calcext:value-type="float">
            <text:p>39,5</text:p>
          </table:table-cell>
          <table:table-cell table:style-name="ce125" office:value-type="float" office:value="1.9744777624" calcext:value-type="float">
            <text:p>2,0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5" office:value-type="string" calcext:value-type="string">
            <text:p>TMH</text:p>
          </table:table-cell>
          <table:table-cell table:style-name="ce117" office:value-type="float" office:value="243.60442" calcext:value-type="float">
            <text:p>243,6</text:p>
          </table:table-cell>
          <table:table-cell table:style-name="ce125" office:value-type="float" office:value="51.1569282" calcext:value-type="float">
            <text:p>51,2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31.29185904" calcext:value-type="float">
            <text:p>31,3</text:p>
          </table:table-cell>
          <table:table-cell table:style-name="ce125" office:value-type="float" office:value="4.693778856" calcext:value-type="float">
            <text:p>4,7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7" office:value-type="float" office:value="118.36223" calcext:value-type="float">
            <text:p>118,4</text:p>
          </table:table-cell>
          <table:table-cell table:style-name="ce125" office:value-type="float" office:value="11.836223" calcext:value-type="float">
            <text:p>11,8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0" calcext:value-type="float">
            <text:p>0,0</text:p>
          </table:table-cell>
          <table:table-cell table:style-name="ce126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Přízemí (veranda)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3" calcext:value-type="float">
            <text:p>287713</text:p>
          </table:table-cell>
          <table:table-cell table:style-name="ce94" office:value-type="string" calcext:value-type="string">
            <text:p>2049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338.49475" calcext:value-type="float">
            <text:p>338,5</text:p>
          </table:table-cell>
          <table:table-cell table:style-name="ce127" office:value-type="float" office:value="30.4645275" calcext:value-type="float">
            <text:p>30,5</text:p>
          </table:table-cell>
          <table:table-cell table:style-name="ce87"/>
          <table:table-cell table:formula="of:=SUM([.G17];[.G22])" office:value-type="float" office:value="692.08894" calcext:value-type="float">
            <text:p>692,08894</text:p>
          </table:table-cell>
          <table:table-cell table:formula="of:=SQRT([.H17]^2+[.H22]^2)" office:value-type="float" office:value="44.0547515091446" calcext:value-type="float">
            <text:p>44,0547515091446</text:p>
          </table:table-cell>
          <table:table-cell office:value-type="string" calcext:value-type="string">
            <text:p>jen veranda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258.10913" calcext:value-type="float">
            <text:p>258,1</text:p>
          </table:table-cell>
          <table:table-cell table:style-name="ce128" office:value-type="float" office:value="12.9054565" calcext:value-type="float">
            <text:p>12,9</text:p>
          </table:table-cell>
          <table:table-cell table:style-name="ce87"/>
          <table:table-cell table:formula="of:=SUM([.G18];[.G23])" office:value-type="float" office:value="526.91062" calcext:value-type="float">
            <text:p>526,91062</text:p>
          </table:table-cell>
          <table:table-cell table:formula="of:=SQRT([.H18]^2+[.H23]^2)" office:value-type="float" office:value="18.6329388460045" calcext:value-type="float">
            <text:p>18,6329388460045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2.00194" calcext:value-type="float">
            <text:p>2,0</text:p>
          </table:table-cell>
          <table:table-cell table:style-name="ce128" office:value-type="float" office:value="0.100097" calcext:value-type="float">
            <text:p>0,1</text:p>
          </table:table-cell>
          <table:table-cell table:style-name="ce87"/>
          <table:table-cell table:formula="of:=SUM([.G19];[.G24])" office:value-type="float" office:value="4.0704" calcext:value-type="float">
            <text:p>4,0704</text:p>
          </table:table-cell>
          <table:table-cell table:formula="of:=SQRT([.H19]^2+[.H24]^2)" office:value-type="float" office:value="0.143929588125583" calcext:value-type="float">
            <text:p>0,143929588125583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14.15871" calcext:value-type="float">
            <text:p>14,2</text:p>
          </table:table-cell>
          <table:table-cell table:style-name="ce128" office:value-type="float" office:value="1.415871" calcext:value-type="float">
            <text:p>1,4</text:p>
          </table:table-cell>
          <table:table-cell table:style-name="ce87"/>
          <table:table-cell table:formula="of:=SUM([.G20];[.G25])" office:value-type="float" office:value="28.61518" calcext:value-type="float">
            <text:p>28,61518</text:p>
          </table:table-cell>
          <table:table-cell table:formula="of:=SQRT([.H20]^2+[.H25]^2)" office:value-type="float" office:value="2.02350832398832" calcext:value-type="float">
            <text:p>2,02350832398832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0" calcext:value-type="float">
            <text:p>0,0</text:p>
          </table:table-cell>
          <table:table-cell table:style-name="ce129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formula="of:=SUM([.G21];[.G26])" office:value-type="float" office:value="0" calcext:value-type="float">
            <text:p>0</text:p>
          </table:table-cell>
          <table:table-cell table:formula="of:=SQRT([.H21]^2+[.H26]^2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89" office:value-type="string" calcext:value-type="string">
            <text:p>Přízemí (veranda)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4" calcext:value-type="float">
            <text:p>287714</text:p>
          </table:table-cell>
          <table:table-cell table:style-name="ce94" office:value-type="string" calcext:value-type="string">
            <text:p>2050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353.59419" calcext:value-type="float">
            <text:p>353,6</text:p>
          </table:table-cell>
          <table:table-cell table:style-name="ce127" office:value-type="float" office:value="31.8234771" calcext:value-type="float">
            <text:p>31,8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268.80149" calcext:value-type="float">
            <text:p>268,8</text:p>
          </table:table-cell>
          <table:table-cell table:style-name="ce128" office:value-type="float" office:value="13.4400745" calcext:value-type="float">
            <text:p>13,4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2.06846" calcext:value-type="float">
            <text:p>2,1</text:p>
          </table:table-cell>
          <table:table-cell table:style-name="ce128" office:value-type="float" office:value="0.103423" calcext:value-type="float">
            <text:p>0,1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14.45647" calcext:value-type="float">
            <text:p>14,5</text:p>
          </table:table-cell>
          <table:table-cell table:style-name="ce128" office:value-type="float" office:value="1.445647" calcext:value-type="float">
            <text:p>1,4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0" calcext:value-type="float">
            <text:p>0,0</text:p>
          </table:table-cell>
          <table:table-cell table:style-name="ce129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Přízemí kuchyň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5" calcext:value-type="float">
            <text:p>287715</text:p>
          </table:table-cell>
          <table:table-cell table:style-name="ce94" office:value-type="string" calcext:value-type="string">
            <text:p>2055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160.05995" calcext:value-type="float">
            <text:p>160,1</text:p>
          </table:table-cell>
          <table:table-cell table:style-name="ce127" office:value-type="float" office:value="14.4053955" calcext:value-type="float">
            <text:p>14,4</text:p>
          </table:table-cell>
          <table:table-cell table:style-name="ce87"/>
          <table:table-cell table:formula="of:=SUM([.G27];[.G33];[.G39];[.G45];)" office:value-type="float" office:value="1682.61212" calcext:value-type="float">
            <text:p>1682,61212</text:p>
          </table:table-cell>
          <table:table-cell table:formula="of:=SQRT([.H27]^2+[.H33]^2+[.H39]^2+[.H45]^2)" office:value-type="float" office:value="89.1430030133431" calcext:value-type="float">
            <text:p>89,1430030133431</text:p>
          </table:table-cell>
          <table:table-cell office:value-type="string" calcext:value-type="string">
            <text:p>suma zbytek prizemi (kuchyn+loznice)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127.99748" calcext:value-type="float">
            <text:p>128,0</text:p>
          </table:table-cell>
          <table:table-cell table:style-name="ce128" office:value-type="float" office:value="6.399874" calcext:value-type="float">
            <text:p>6,4</text:p>
          </table:table-cell>
          <table:table-cell table:style-name="ce87"/>
          <table:table-cell table:formula="of:=SUM([.G28];[.G34];[.G40];[.G46];)" office:value-type="float" office:value="1302.5314" calcext:value-type="float">
            <text:p>1302,5314</text:p>
          </table:table-cell>
          <table:table-cell table:formula="of:=SQRT([.H28]^2+[.H34]^2+[.H40]^2+[.H46]^2)" office:value-type="float" office:value="38.1312775184215" calcext:value-type="float">
            <text:p>38,1312775184215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39.26451" calcext:value-type="float">
            <text:p>39,3</text:p>
          </table:table-cell>
          <table:table-cell table:style-name="ce128" office:value-type="float" office:value="8.2455471" calcext:value-type="float">
            <text:p>8,2</text:p>
          </table:table-cell>
          <table:table-cell table:style-name="ce87"/>
          <table:table-cell table:formula="of:=SUM([.G29];[.G35];[.G41];[.G47];)" office:value-type="float" office:value="150.07799" calcext:value-type="float">
            <text:p>150,07799</text:p>
          </table:table-cell>
          <table:table-cell table:formula="of:=SQRT([.H29]^2+[.H35]^2+[.H41]^2+[.H47]^2)" office:value-type="float" office:value="15.7750629649849" calcext:value-type="float">
            <text:p>15,7750629649849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53.333" calcext:value-type="float">
            <text:p>53,3</text:p>
          </table:table-cell>
          <table:table-cell table:style-name="ce128" office:value-type="float" office:value="2.66665" calcext:value-type="float">
            <text:p>2,7</text:p>
          </table:table-cell>
          <table:table-cell table:style-name="ce87"/>
          <table:table-cell table:formula="of:=SUM([.G30];[.G36];[.G42];[.G48];)" office:value-type="float" office:value="157.44693" calcext:value-type="float">
            <text:p>157,44693</text:p>
          </table:table-cell>
          <table:table-cell table:formula="of:=SQRT([.H30]^2+[.H36]^2+[.H42]^2+[.H48]^2)" office:value-type="float" office:value="4.03345688368194" calcext:value-type="float">
            <text:p>4,03345688368194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46.91013" calcext:value-type="float">
            <text:p>46,9</text:p>
          </table:table-cell>
          <table:table-cell table:style-name="ce128" office:value-type="float" office:value="4.691013" calcext:value-type="float">
            <text:p>4,7</text:p>
          </table:table-cell>
          <table:table-cell table:style-name="ce87"/>
          <table:table-cell table:formula="of:=SUM([.G31];[.G37];[.G43];[.G49];)" office:value-type="float" office:value="164.83252" calcext:value-type="float">
            <text:p>164,83252</text:p>
          </table:table-cell>
          <table:table-cell table:formula="of:=SQRT([.H31]^2+[.H37]^2+[.H43]^2+[.H49]^2)" office:value-type="float" office:value="8.28773736211989" calcext:value-type="float">
            <text:p>8,28773736211989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11.89002" calcext:value-type="float">
            <text:p>11,9</text:p>
          </table:table-cell>
          <table:table-cell table:style-name="ce129" office:value-type="float" office:value="0.7134012" calcext:value-type="float">
            <text:p>0,7</text:p>
          </table:table-cell>
          <table:table-cell table:style-name="ce87" office:value-type="string" calcext:value-type="string">
            <text:p>done</text:p>
          </table:table-cell>
          <table:table-cell table:formula="of:=SUM([.G32];[.G38];[.G44];[.G50];)" office:value-type="float" office:value="15.6564" calcext:value-type="float">
            <text:p>15,6564</text:p>
          </table:table-cell>
          <table:table-cell table:formula="of:=SQRT([.H32]^2+[.H38]^2+[.H44]^2+[.H50]^2)" office:value-type="float" office:value="0.748337823484341" calcext:value-type="float">
            <text:p>0,748337823484341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89" office:value-type="string" calcext:value-type="string">
            <text:p>Přízemí kuchyň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6" calcext:value-type="float">
            <text:p>287716</text:p>
          </table:table-cell>
          <table:table-cell table:style-name="ce94" office:value-type="string" calcext:value-type="string">
            <text:p>2056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158.80005" calcext:value-type="float">
            <text:p>158,8</text:p>
          </table:table-cell>
          <table:table-cell table:style-name="ce127" office:value-type="float" office:value="14.2920045" calcext:value-type="float">
            <text:p>14,3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126.4704" calcext:value-type="float">
            <text:p>126,5</text:p>
          </table:table-cell>
          <table:table-cell table:style-name="ce128" office:value-type="float" office:value="6.32352" calcext:value-type="float">
            <text:p>6,3</text:p>
          </table:table-cell>
          <table:table-cell table:style-name="ce87"/>
          <table:table-cell table:number-columns-repeated="2"/>
          <table:table-cell table:formula="of:=SUM([.J17];[.J27])" office:value-type="float" office:value="2374.70106" calcext:value-type="float">
            <text:p>2374,70106</text:p>
          </table:table-cell>
          <table:table-cell table:formula="of:=SQRT([.K17]^2+[.K27]^2)" office:value-type="float" office:value="99.4348838022622" calcext:value-type="float">
            <text:p>99,4348838022622</text:p>
          </table:table-cell>
          <table:table-cell office:value-type="string" calcext:value-type="string">
            <text:p>prumer celeho prizemi (veranda+kuchyn+loznice)</text:p>
          </table:table-cell>
          <table:table-cell table:number-columns-repeated="1010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39.23899" calcext:value-type="float">
            <text:p>39,2</text:p>
          </table:table-cell>
          <table:table-cell table:style-name="ce128" office:value-type="float" office:value="8.2401879" calcext:value-type="float">
            <text:p>8,2</text:p>
          </table:table-cell>
          <table:table-cell table:style-name="ce87"/>
          <table:table-cell table:number-columns-repeated="2"/>
          <table:table-cell table:formula="of:=SUM([.J18];[.J28])" office:value-type="float" office:value="1829.44202" calcext:value-type="float">
            <text:p>1829,44202</text:p>
          </table:table-cell>
          <table:table-cell table:formula="of:=SQRT([.K18]^2+[.K28]^2)" office:value-type="float" office:value="42.4403196880728" calcext:value-type="float">
            <text:p>42,4403196880728</text:p>
          </table:table-cell>
          <table:table-cell table:number-columns-repeated="1011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40.46622" calcext:value-type="float">
            <text:p>40,5</text:p>
          </table:table-cell>
          <table:table-cell table:style-name="ce128" office:value-type="float" office:value="2.023311" calcext:value-type="float">
            <text:p>2,0</text:p>
          </table:table-cell>
          <table:table-cell table:style-name="ce87"/>
          <table:table-cell table:number-columns-repeated="2"/>
          <table:table-cell table:formula="of:=SUM([.J29])" office:value-type="float" office:value="150.07799" calcext:value-type="float">
            <text:p>150,07799</text:p>
          </table:table-cell>
          <table:table-cell table:formula="of:=SQRT([.K29]^2)" office:value-type="float" office:value="15.7750629649849" calcext:value-type="float">
            <text:p>15,7750629649849</text:p>
          </table:table-cell>
          <table:table-cell table:number-columns-repeated="1011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43.95384" calcext:value-type="float">
            <text:p>44,0</text:p>
          </table:table-cell>
          <table:table-cell table:style-name="ce128" office:value-type="float" office:value="4.395384" calcext:value-type="float">
            <text:p>4,4</text:p>
          </table:table-cell>
          <table:table-cell table:style-name="ce87"/>
          <table:table-cell table:number-columns-repeated="2"/>
          <table:table-cell table:formula="of:=SUM([.J19];[.J30])" office:value-type="float" office:value="161.51733" calcext:value-type="float">
            <text:p>161,51733</text:p>
          </table:table-cell>
          <table:table-cell table:formula="of:=SQRT([.K19]^2+[.K30]^2)" office:value-type="float" office:value="4.03602405330534" calcext:value-type="float">
            <text:p>4,03602405330534</text:p>
          </table:table-cell>
          <table:table-cell table:number-columns-repeated="1011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3.76638" calcext:value-type="float">
            <text:p>3,8</text:p>
          </table:table-cell>
          <table:table-cell table:style-name="ce129" office:value-type="float" office:value="0.2259828" calcext:value-type="float">
            <text:p>0,2</text:p>
          </table:table-cell>
          <table:table-cell table:style-name="ce87" office:value-type="string" calcext:value-type="string">
            <text:p>done</text:p>
          </table:table-cell>
          <table:table-cell table:number-columns-repeated="2"/>
          <table:table-cell table:formula="of:=SUM([.J20];[.J31])" office:value-type="float" office:value="193.4477" calcext:value-type="float">
            <text:p>193,4477</text:p>
          </table:table-cell>
          <table:table-cell table:formula="of:=SQRT([.K20]^2+[.K31]^2)" office:value-type="float" office:value="8.53118845886832" calcext:value-type="float">
            <text:p>8,53118845886832</text:p>
          </table:table-cell>
          <table:table-cell table:number-columns-repeated="1011"/>
        </table:table-row>
        <table:table-row table:style-name="ro1">
          <table:table-cell table:style-name="ce87"/>
          <table:table-cell table:style-name="ce89" office:value-type="string" calcext:value-type="string">
            <text:p>Přízemí Ložnice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7" calcext:value-type="float">
            <text:p>287717</text:p>
          </table:table-cell>
          <table:table-cell table:style-name="ce94" office:value-type="string" calcext:value-type="string">
            <text:p>2057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694.11797" calcext:value-type="float">
            <text:p>694,1</text:p>
          </table:table-cell>
          <table:table-cell table:style-name="ce127" office:value-type="float" office:value="62.4706173" calcext:value-type="float">
            <text:p>62,5</text:p>
          </table:table-cell>
          <table:table-cell table:style-name="ce87"/>
          <table:table-cell table:number-columns-repeated="2"/>
          <table:table-cell table:formula="of:=SUM([.J21];[.J32])" office:value-type="float" office:value="15.6564" calcext:value-type="float">
            <text:p>15,6564</text:p>
          </table:table-cell>
          <table:table-cell table:formula="of:=SQRT([.K21]^2+[.K32]^2)" office:value-type="float" office:value="0.748337823484341" calcext:value-type="float">
            <text:p>0,748337823484341</text:p>
          </table:table-cell>
          <table:table-cell table:number-columns-repeated="1011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524.75361" calcext:value-type="float">
            <text:p>524,8</text:p>
          </table:table-cell>
          <table:table-cell table:style-name="ce128" office:value-type="float" office:value="26.2376805" calcext:value-type="float">
            <text:p>26,2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35.96398" calcext:value-type="float">
            <text:p>36,0</text:p>
          </table:table-cell>
          <table:table-cell table:style-name="ce128" office:value-type="float" office:value="7.5524358" calcext:value-type="float">
            <text:p>7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32.01151" calcext:value-type="float">
            <text:p>32,0</text:p>
          </table:table-cell>
          <table:table-cell table:style-name="ce128" office:value-type="float" office:value="1.6005755" calcext:value-type="float">
            <text:p>1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37.47698" calcext:value-type="float">
            <text:p>37,5</text:p>
          </table:table-cell>
          <table:table-cell table:style-name="ce128" office:value-type="float" office:value="3.747698" calcext:value-type="float">
            <text:p>3,7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0" calcext:value-type="float">
            <text:p>0,0</text:p>
          </table:table-cell>
          <table:table-cell table:style-name="ce129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Přízemí Ložnice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287718" calcext:value-type="float">
            <text:p>287718</text:p>
          </table:table-cell>
          <table:table-cell table:style-name="ce94" office:value-type="string" calcext:value-type="string">
            <text:p>2058/2019</text:p>
          </table:table-cell>
          <table:table-cell table:style-name="ce107" office:value-type="string" calcext:value-type="string">
            <text:p>MCH</text:p>
          </table:table-cell>
          <table:table-cell table:style-name="ce119" office:value-type="float" office:value="669.63415" calcext:value-type="float">
            <text:p>669,6</text:p>
          </table:table-cell>
          <table:table-cell table:style-name="ce127" office:value-type="float" office:value="60.2670735" calcext:value-type="float">
            <text:p>60,3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8" office:value-type="string" calcext:value-type="string">
            <text:p>MDC</text:p>
          </table:table-cell>
          <table:table-cell table:style-name="ce120" office:value-type="float" office:value="523.30991" calcext:value-type="float">
            <text:p>523,3</text:p>
          </table:table-cell>
          <table:table-cell table:style-name="ce128" office:value-type="float" office:value="26.1654955" calcext:value-type="float">
            <text:p>26,2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35.61051" calcext:value-type="float">
            <text:p>35,6</text:p>
          </table:table-cell>
          <table:table-cell table:style-name="ce128" office:value-type="float" office:value="7.4782071" calcext:value-type="float">
            <text:p>7,5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PCH</text:p>
          </table:table-cell>
          <table:table-cell table:style-name="ce116" office:value-type="float" office:value="31.6362" calcext:value-type="float">
            <text:p>31,6</text:p>
          </table:table-cell>
          <table:table-cell table:style-name="ce128" office:value-type="float" office:value="1.58181" calcext:value-type="float">
            <text:p>1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36.49157" calcext:value-type="float">
            <text:p>36,5</text:p>
          </table:table-cell>
          <table:table-cell table:style-name="ce128" office:value-type="float" office:value="3.649157" calcext:value-type="float">
            <text:p>3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06" office:value-type="string" calcext:value-type="string">
            <text:p>PCE</text:p>
          </table:table-cell>
          <table:table-cell table:style-name="ce118" office:value-type="float" office:value="0" calcext:value-type="float">
            <text:p>0,0</text:p>
          </table:table-cell>
          <table:table-cell table:style-name="ce129" office:value-type="float" office:value="0" calcext:value-type="float">
            <text:p>0,0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1, pokoj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87719" calcext:value-type="float">
            <text:p>287719</text:p>
          </table:table-cell>
          <table:table-cell table:style-name="ce94" office:value-type="string" calcext:value-type="string">
            <text:p>2051/2019</text:p>
          </table:table-cell>
          <table:table-cell table:style-name="ce103" office:value-type="string" calcext:value-type="string">
            <text:p>MCH</text:p>
          </table:table-cell>
          <table:table-cell table:style-name="ce115" office:value-type="float" office:value="51.26514" calcext:value-type="float">
            <text:p>51,3</text:p>
          </table:table-cell>
          <table:table-cell table:style-name="ce127" office:value-type="float" office:value="4.6138626" calcext:value-type="float">
            <text:p>4,6</text:p>
          </table:table-cell>
          <table:table-cell table:style-name="ce87"/>
          <table:table-cell table:formula="of:=SUM([.G51];[.G57];[.G63];[.G69])" office:value-type="float" office:value="203.39336" calcext:value-type="float">
            <text:p>203,39336</text:p>
          </table:table-cell>
          <table:table-cell table:formula="of:=SQRT([.H51]^2+[.H57]^2+[.H63]^2+[.H69]^2)" office:value-type="float" office:value="9.15292194744986" calcext:value-type="float">
            <text:p>9,15292194744986</text:p>
          </table:table-cell>
          <table:table-cell office:value-type="string" calcext:value-type="string">
            <text:p>suma prvni patro (pokoj 1+pokoj 2)</text:p>
          </table:table-cell>
          <table:table-cell table:number-columns-repeated="1012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MDC</text:p>
          </table:table-cell>
          <table:table-cell table:style-name="ce116" office:value-type="float" office:value="47.31431" calcext:value-type="float">
            <text:p>47,3</text:p>
          </table:table-cell>
          <table:table-cell table:style-name="ce128" office:value-type="float" office:value="2.3657155" calcext:value-type="float">
            <text:p>2,4</text:p>
          </table:table-cell>
          <table:table-cell table:style-name="ce87"/>
          <table:table-cell table:formula="of:=SUM([.G52];[.G58];[.G64];[.G70])" office:value-type="float" office:value="188.99627368" calcext:value-type="float">
            <text:p>188,99627368</text:p>
          </table:table-cell>
          <table:table-cell table:formula="of:=SQRT([.H52]^2+[.H58]^2+[.H64]^2+[.H70]^2)" office:value-type="float" office:value="4.73052974457402" calcext:value-type="float">
            <text:p>4,73052974457402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19.85397512" calcext:value-type="float">
            <text:p>19,9</text:p>
          </table:table-cell>
          <table:table-cell table:style-name="ce128" office:value-type="float" office:value="6.2540021628" calcext:value-type="float">
            <text:p>6,3</text:p>
          </table:table-cell>
          <table:table-cell table:style-name="ce87"/>
          <table:table-cell table:formula="of:=SUM([.G53];[.G59];[.G65];[.G71])" office:value-type="float" office:value="80.60117935" calcext:value-type="float">
            <text:p>80,60117935</text:p>
          </table:table-cell>
          <table:table-cell table:formula="of:=SQRT([.H53]^2+[.H59]^2+[.H65]^2+[.H71]^2)" office:value-type="float" office:value="9.66479766354584" calcext:value-type="float">
            <text:p>9,66479766354584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9" office:value-type="string" calcext:value-type="string">
            <text:p>PCH</text:p>
          </table:table-cell>
          <table:table-cell table:style-name="ce121" office:value-type="float" office:value="180.47928" calcext:value-type="float">
            <text:p>180,5</text:p>
          </table:table-cell>
          <table:table-cell table:style-name="ce128" office:value-type="float" office:value="9.023964" calcext:value-type="float">
            <text:p>9,0</text:p>
          </table:table-cell>
          <table:table-cell table:style-name="ce87"/>
          <table:table-cell table:formula="of:=SUM([.G54];[.G60];[.G66];[.G72])" office:value-type="float" office:value="728.63548" calcext:value-type="float">
            <text:p>728,63548</text:p>
          </table:table-cell>
          <table:table-cell table:formula="of:=SQRT([.H54]^2+[.H60]^2+[.H66]^2+[.H72]^2)" office:value-type="float" office:value="18.2187288670778" calcext:value-type="float">
            <text:p>18,2187288670778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24.45586" calcext:value-type="float">
            <text:p>24,5</text:p>
          </table:table-cell>
          <table:table-cell table:style-name="ce128" office:value-type="float" office:value="2.445586" calcext:value-type="float">
            <text:p>2,4</text:p>
          </table:table-cell>
          <table:table-cell table:style-name="ce87"/>
          <table:table-cell table:formula="of:=SUM([.G55];[.G61];[.G67];[.G73])" office:value-type="float" office:value="99.90569" calcext:value-type="float">
            <text:p>99,90569</text:p>
          </table:table-cell>
          <table:table-cell table:formula="of:=SQRT([.H55]^2+[.H61]^2+[.H67]^2+[.H73]^2)" office:value-type="float" office:value="4.99849348583921" calcext:value-type="float">
            <text:p>4,99849348583921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10" office:value-type="string" calcext:value-type="string">
            <text:p>PCE</text:p>
          </table:table-cell>
          <table:table-cell table:style-name="ce122" office:value-type="float" office:value="137.78788" calcext:value-type="float">
            <text:p>137,8</text:p>
          </table:table-cell>
          <table:table-cell table:style-name="ce129" office:value-type="float" office:value="8.2672728" calcext:value-type="float">
            <text:p>8,3</text:p>
          </table:table-cell>
          <table:table-cell table:style-name="ce87" office:value-type="string" calcext:value-type="string">
            <text:p>done</text:p>
          </table:table-cell>
          <table:table-cell table:formula="of:=SUM([.G56];[.G62];[.G68];[.G74])" office:value-type="float" office:value="547.57801" calcext:value-type="float">
            <text:p>547,57801</text:p>
          </table:table-cell>
          <table:table-cell table:formula="of:=SQRT([.H56]^2+[.H62]^2+[.H68]^2+[.H74]^2)" office:value-type="float" office:value="16.4387290680847" calcext:value-type="float">
            <text:p>16,4387290680847</text:p>
          </table:table-cell>
          <table:table-cell table:number-columns-repeated="1013"/>
        </table:table-row>
        <table:table-row table:style-name="ro1">
          <table:table-cell table:style-name="ce87"/>
          <table:table-cell table:style-name="ce89" office:value-type="string" calcext:value-type="string">
            <text:p>1, pokoj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87720" calcext:value-type="float">
            <text:p>287720</text:p>
          </table:table-cell>
          <table:table-cell table:style-name="ce94" office:value-type="string" calcext:value-type="string">
            <text:p>2052/2019</text:p>
          </table:table-cell>
          <table:table-cell table:style-name="ce103" office:value-type="string" calcext:value-type="string">
            <text:p>MCH</text:p>
          </table:table-cell>
          <table:table-cell table:style-name="ce115" office:value-type="float" office:value="50.29602" calcext:value-type="float">
            <text:p>50,3</text:p>
          </table:table-cell>
          <table:table-cell table:style-name="ce127" office:value-type="float" office:value="4.5266418" calcext:value-type="float">
            <text:p>4,5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MDC</text:p>
          </table:table-cell>
          <table:table-cell table:style-name="ce116" office:value-type="float" office:value="50.98852" calcext:value-type="float">
            <text:p>51,0</text:p>
          </table:table-cell>
          <table:table-cell table:style-name="ce128" office:value-type="float" office:value="2.549426" calcext:value-type="float">
            <text:p>2,5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19.85963779" calcext:value-type="float">
            <text:p>19,9</text:p>
          </table:table-cell>
          <table:table-cell table:style-name="ce128" office:value-type="float" office:value="4.1705239359" calcext:value-type="float">
            <text:p>4,2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9" office:value-type="string" calcext:value-type="string">
            <text:p>PCH</text:p>
          </table:table-cell>
          <table:table-cell table:style-name="ce121" office:value-type="float" office:value="187.53201" calcext:value-type="float">
            <text:p>187,5</text:p>
          </table:table-cell>
          <table:table-cell table:style-name="ce128" office:value-type="float" office:value="9.3766005" calcext:value-type="float">
            <text:p>9,4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26.50586" calcext:value-type="float">
            <text:p>26,5</text:p>
          </table:table-cell>
          <table:table-cell table:style-name="ce128" office:value-type="float" office:value="2.650586" calcext:value-type="float">
            <text:p>2,7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10" office:value-type="string" calcext:value-type="string">
            <text:p>PCE</text:p>
          </table:table-cell>
          <table:table-cell table:style-name="ce122" office:value-type="float" office:value="143.02582" calcext:value-type="float">
            <text:p>143,0</text:p>
          </table:table-cell>
          <table:table-cell table:style-name="ce129" office:value-type="float" office:value="8.5815492" calcext:value-type="float">
            <text:p>8,6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1, pokoj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87721" calcext:value-type="float">
            <text:p>287721</text:p>
          </table:table-cell>
          <table:table-cell table:style-name="ce94" office:value-type="string" calcext:value-type="string">
            <text:p>2053/2019</text:p>
          </table:table-cell>
          <table:table-cell table:style-name="ce103" office:value-type="string" calcext:value-type="string">
            <text:p>MCH</text:p>
          </table:table-cell>
          <table:table-cell table:style-name="ce115" office:value-type="float" office:value="50.98998" calcext:value-type="float">
            <text:p>51,0</text:p>
          </table:table-cell>
          <table:table-cell table:style-name="ce127" office:value-type="float" office:value="4.5890982" calcext:value-type="float">
            <text:p>4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MDC</text:p>
          </table:table-cell>
          <table:table-cell table:style-name="ce116" office:value-type="float" office:value="45.49024864" calcext:value-type="float">
            <text:p>45,5</text:p>
          </table:table-cell>
          <table:table-cell table:style-name="ce128" office:value-type="float" office:value="2.274512432" calcext:value-type="float">
            <text:p>2,3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21.11268512" calcext:value-type="float">
            <text:p>21,1</text:p>
          </table:table-cell>
          <table:table-cell table:style-name="ce128" office:value-type="float" office:value="4.4336638752" calcext:value-type="float">
            <text:p>4,4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9" office:value-type="string" calcext:value-type="string">
            <text:p>PCH</text:p>
          </table:table-cell>
          <table:table-cell table:style-name="ce121" office:value-type="float" office:value="181.51711" calcext:value-type="float">
            <text:p>181,5</text:p>
          </table:table-cell>
          <table:table-cell table:style-name="ce128" office:value-type="float" office:value="9.0758555" calcext:value-type="float">
            <text:p>9,1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24.68164" calcext:value-type="float">
            <text:p>24,7</text:p>
          </table:table-cell>
          <table:table-cell table:style-name="ce128" office:value-type="float" office:value="2.468164" calcext:value-type="float">
            <text:p>2,5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10" office:value-type="string" calcext:value-type="string">
            <text:p>PCE</text:p>
          </table:table-cell>
          <table:table-cell table:style-name="ce122" office:value-type="float" office:value="137.90482" calcext:value-type="float">
            <text:p>137,9</text:p>
          </table:table-cell>
          <table:table-cell table:style-name="ce129" office:value-type="float" office:value="8.2742892" calcext:value-type="float">
            <text:p>8,3</text:p>
          </table:table-cell>
          <table:table-cell table:style-name="ce87" office:value-type="string" calcext:value-type="string">
            <text:p>done</text:p>
          </table:table-cell>
          <table:table-cell table:number-columns-repeated="1015"/>
        </table:table-row>
        <table:table-row table:style-name="ro1">
          <table:table-cell table:style-name="ce87"/>
          <table:table-cell table:style-name="ce89" office:value-type="string" calcext:value-type="string">
            <text:p>1, pokoj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287722" calcext:value-type="float">
            <text:p>287722</text:p>
          </table:table-cell>
          <table:table-cell table:style-name="ce94" office:value-type="string" calcext:value-type="string">
            <text:p>2054/2019</text:p>
          </table:table-cell>
          <table:table-cell table:style-name="ce103" office:value-type="string" calcext:value-type="string">
            <text:p>MCH</text:p>
          </table:table-cell>
          <table:table-cell table:style-name="ce115" office:value-type="float" office:value="50.84222" calcext:value-type="float">
            <text:p>50,8</text:p>
          </table:table-cell>
          <table:table-cell table:style-name="ce127" office:value-type="float" office:value="4.5757998" calcext:value-type="float">
            <text:p>4,6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MDC</text:p>
          </table:table-cell>
          <table:table-cell table:style-name="ce116" office:value-type="float" office:value="45.20319504" calcext:value-type="float">
            <text:p>45,2</text:p>
          </table:table-cell>
          <table:table-cell table:style-name="ce128" office:value-type="float" office:value="2.260159752" calcext:value-type="float">
            <text:p>2,3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MH</text:p>
          </table:table-cell>
          <table:table-cell table:style-name="ce116" office:value-type="float" office:value="19.77488132" calcext:value-type="float">
            <text:p>19,8</text:p>
          </table:table-cell>
          <table:table-cell table:style-name="ce128" office:value-type="float" office:value="4.1527250772" calcext:value-type="float">
            <text:p>4,2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9" office:value-type="string" calcext:value-type="string">
            <text:p>PCH</text:p>
          </table:table-cell>
          <table:table-cell table:style-name="ce121" office:value-type="float" office:value="179.10708" calcext:value-type="float">
            <text:p>179,1</text:p>
          </table:table-cell>
          <table:table-cell table:style-name="ce128" office:value-type="float" office:value="8.955354" calcext:value-type="float">
            <text:p>9,0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0"/>
          <table:table-cell table:style-name="ce95" table:number-columns-repeated="3"/>
          <table:table-cell table:style-name="ce104" office:value-type="string" calcext:value-type="string">
            <text:p>TCE</text:p>
          </table:table-cell>
          <table:table-cell table:style-name="ce116" office:value-type="float" office:value="24.26233" calcext:value-type="float">
            <text:p>24,3</text:p>
          </table:table-cell>
          <table:table-cell table:style-name="ce128" office:value-type="float" office:value="2.426233" calcext:value-type="float">
            <text:p>2,4</text:p>
          </table:table-cell>
          <table:table-cell table:style-name="ce87"/>
          <table:table-cell table:number-columns-repeated="1015"/>
        </table:table-row>
        <table:table-row table:style-name="ro1">
          <table:table-cell table:style-name="ce87"/>
          <table:table-cell table:style-name="ce91"/>
          <table:table-cell table:style-name="ce96" table:number-columns-repeated="3"/>
          <table:table-cell table:style-name="ce110" office:value-type="string" calcext:value-type="string">
            <text:p>PCE</text:p>
          </table:table-cell>
          <table:table-cell table:style-name="ce122" office:value-type="float" office:value="128.85949" calcext:value-type="float">
            <text:p>128,9</text:p>
          </table:table-cell>
          <table:table-cell table:style-name="ce129" office:value-type="float" office:value="7.7315694" calcext:value-type="float">
            <text:p>7,7</text:p>
          </table:table-cell>
          <table:table-cell table:style-name="ce8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MCH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MDC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TMH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PCH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TCE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Normální_20_3" office:value-type="string" calcext:value-type="string">
            <text:p>PCE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3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2" style:display-name="Normální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20_2_20_2" style:display-name="Normální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rmální_20_4" style:display-name="Normální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Vysvětlující_20_text_20_2" style:display-name="Vysvětlující text 2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.00.0000</text:date>, <text:time style:data-style-name="N2" text:time-value="22:12:46.759476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ist3" style:display-name="PageStyle_Lis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Šárka Maříková</meta:initial-creator>
    <meta:creation-date>2019-07-29T08:55:46</meta:creation-date>
    <dc:date>2019-08-16T22:15:57.528569121</dc:date>
    <meta:generator>LibreOffice/6.1.6.3$Linux_X86_64 LibreOffice_project/10$Build-3</meta:generator>
    <meta:editing-duration>PT5H18M40S</meta:editing-duration>
    <meta:editing-cycles>6</meta:editing-cycles>
    <meta:document-statistic meta:table-count="2" meta:cell-count="354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